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0.9708in"/>
    </style:style>
    <style:style style:name="Table1.B" style:family="table-column">
      <style:table-column-properties style:column-width="1.1632in"/>
    </style:style>
    <style:style style:name="Table1.C" style:family="table-column">
      <style:table-column-properties style:column-width="1.3778in"/>
    </style:style>
    <style:style style:name="Table1.D" style:family="table-column">
      <style:table-column-properties style:column-width="1.5736in"/>
    </style:style>
    <style:style style:name="Table1.E" style:family="table-column">
      <style:table-column-properties style:column-width="1.6076in"/>
    </style:style>
    <style:style style:name="Table1.A1" style:family="table-cell">
      <style:table-cell-properties style:vertical-align="middle" fo:padding="0.0194in" fo:border="none"/>
    </style:style>
    <style:style style:name="P1" style:family="paragraph" style:parent-style-name="Heading_20_2">
      <style:paragraph-properties fo:margin-top="0.139in" fo:margin-bottom="0.0835in" style:contextual-spacing="false" fo:text-align="start" style:justify-single-word="false" style:writing-mode="lr-tb"/>
      <style:text-properties officeooo:paragraph-rsid="000b091a"/>
    </style:style>
    <style:style style:name="P2" style:family="paragraph" style:parent-style-name="Heading_20_2">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b091a"/>
    </style:style>
    <style:style style:name="P3" style:family="paragraph" style:parent-style-name="Heading_20_3">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b091a"/>
    </style:style>
    <style:style style:name="P4" style:family="paragraph" style:parent-style-name="Heading_20_3">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c87e4"/>
    </style:style>
    <style:style style:name="P5" style:family="paragraph" style:parent-style-name="Heading_20_4">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b091a"/>
    </style:style>
    <style:style style:name="P6" style:family="paragraph" style:parent-style-name="Preformatted_20_Text">
      <style:paragraph-properties fo:margin-top="0in" fo:margin-bottom="0.1965in" style:contextual-spacing="false"/>
    </style:style>
    <style:style style:name="P7" style:family="paragraph" style:parent-style-name="Preformatted_20_Text">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b091a"/>
    </style:style>
    <style:style style:name="P8" style:family="paragraph" style:parent-style-name="Preformatted_20_Text">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bd840"/>
    </style:style>
    <style:style style:name="P9" style:family="paragraph" style:parent-style-name="Text_20_body" style:list-style-name="WW8Num1">
      <style:paragraph-properties fo:margin-left="0.4925in" fo:margin-right="0in" fo:margin-top="0in" fo:margin-bottom="0in" style:contextual-spacing="false" fo:text-align="start" style:justify-single-word="false" fo:text-indent="-0.1965in" style:auto-text-indent="false" style:writing-mode="lr-tb">
        <style:tab-stops>
          <style:tab-stop style:position="0.4925in"/>
        </style:tab-stops>
      </style:paragraph-properties>
      <style:text-properties officeooo:paragraph-rsid="000b091a"/>
    </style:style>
    <style:style style:name="P10" style:family="paragraph" style:parent-style-name="Text_20_body" style:list-style-name="WW8Num1">
      <style:paragraph-properties fo:margin-left="0.4925in" fo:margin-right="0in" fo:text-align="start" style:justify-single-word="false" fo:text-indent="-0.1965in" style:auto-text-indent="false" style:writing-mode="lr-tb">
        <style:tab-stops>
          <style:tab-stop style:position="0.4925in"/>
        </style:tab-stops>
      </style:paragraph-properties>
      <style:text-properties officeooo:paragraph-rsid="000b091a"/>
    </style:style>
    <style:style style:name="P11" style:family="paragraph" style:parent-style-name="Text_20_body">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b091a"/>
    </style:style>
    <style:style style:name="P12" style:family="paragraph" style:parent-style-name="Text_20_body">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bd840"/>
    </style:style>
    <style:style style:name="P13" style:family="paragraph" style:parent-style-name="Text_20_body">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c87e4"/>
    </style:style>
    <style:style style:name="P14" style:family="paragraph" style:parent-style-name="Text_20_body">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e0aa0"/>
    </style:style>
    <style:style style:name="P15" style:family="paragraph" style:parent-style-name="Text_20_body">
      <style:paragraph-properties fo:text-align="start" style:justify-single-word="false" style:writing-mode="lr-tb"/>
      <style:text-properties fo:font-size="11pt" officeooo:paragraph-rsid="000b091a" style:font-size-asian="11pt" style:font-size-complex="11pt"/>
    </style:style>
    <style:style style:name="P16" style:family="paragraph" style:parent-style-name="Text_20_body">
      <style:text-properties fo:font-size="11pt" style:font-size-asian="11pt" style:font-size-complex="11pt"/>
    </style:style>
    <style:style style:name="P17" style:family="paragraph" style:parent-style-name="Text_20_body" style:list-style-name="L1"/>
    <style:style style:name="P18" style:family="paragraph" style:parent-style-name="Text_20_body" style:list-style-name="L1">
      <style:paragraph-properties fo:margin-top="0in" fo:margin-bottom="0in" style:contextual-spacing="false"/>
    </style:style>
    <style:style style:name="P19" style:family="paragraph" style:parent-style-name="Text_20_body" style:list-style-name="L2"/>
    <style:style style:name="P20" style:family="paragraph" style:parent-style-name="Text_20_body" style:list-style-name="L2">
      <style:paragraph-properties fo:margin-top="0in" fo:margin-bottom="0in" style:contextual-spacing="false"/>
    </style:style>
    <style:style style:name="P21" style:family="paragraph" style:parent-style-name="Text_20_body" style:list-style-name="L3"/>
    <style:style style:name="P22" style:family="paragraph" style:parent-style-name="Text_20_body" style:list-style-name="L3">
      <style:text-properties officeooo:paragraph-rsid="000bd840"/>
    </style:style>
    <style:style style:name="P23" style:family="paragraph" style:parent-style-name="Text_20_body" style:list-style-name="L4"/>
    <style:style style:name="P24" style:family="paragraph" style:parent-style-name="Text_20_body" style:list-style-name="L4">
      <style:paragraph-properties fo:margin-top="0in" fo:margin-bottom="0in" style:contextual-spacing="false"/>
    </style:style>
    <style:style style:name="P25" style:family="paragraph" style:parent-style-name="Text_20_body" style:list-style-name="L5"/>
    <style:style style:name="P26" style:family="paragraph" style:parent-style-name="Text_20_body" style:list-style-name="L5">
      <style:paragraph-properties fo:margin-top="0in" fo:margin-bottom="0in" style:contextual-spacing="false"/>
    </style:style>
    <style:style style:name="P27" style:family="paragraph" style:parent-style-name="Text_20_body" style:list-style-name="L6"/>
    <style:style style:name="P28" style:family="paragraph" style:parent-style-name="Text_20_body" style:list-style-name="L6">
      <style:paragraph-properties fo:margin-top="0in" fo:margin-bottom="0in" style:contextual-spacing="false"/>
    </style:style>
    <style:style style:name="T1" style:family="text">
      <style:text-properties fo:font-size="11pt" style:font-size-asian="11pt" style:font-size-complex="11pt"/>
    </style:style>
    <style:style style:name="T2" style:family="text">
      <style:text-properties fo:font-size="11pt" officeooo:rsid="000b091a" style:font-size-asian="11pt" style:font-size-complex="11pt"/>
    </style:style>
    <style:style style:name="T3" style:family="text">
      <style:text-properties fo:font-size="11pt" officeooo:rsid="000bd840" style:font-size-asian="11pt" style:font-size-complex="11pt"/>
    </style:style>
    <style:style style:name="T4" style:family="text">
      <style:text-properties fo:font-size="11pt" officeooo:rsid="000c87e4" style:font-size-asian="11pt" style:font-size-complex="11pt"/>
    </style:style>
    <style:style style:name="T5" style:family="text">
      <style:text-properties fo:font-size="11pt" fo:font-weight="bold" style:font-size-asian="11pt" style:font-weight-asian="bold" style:font-size-complex="11pt"/>
    </style:style>
    <style:style style:name="T6" style:family="text">
      <style:text-properties fo:font-size="11pt" fo:font-weight="bold" officeooo:rsid="000b091a" style:font-size-asian="11pt" style:font-weight-asian="bold" style:font-size-complex="11pt"/>
    </style:style>
    <style:style style:name="T7" style:family="text">
      <style:text-properties fo:font-size="11pt" fo:font-weight="bold" officeooo:rsid="000bd840" style:font-size-asian="11pt" style:font-weight-asian="bold" style:font-size-complex="11pt"/>
    </style:style>
    <style:style style:name="T8" style:family="text">
      <style:text-properties fo:font-size="11pt" fo:font-weight="bold" officeooo:rsid="000c87e4" style:font-size-asian="11pt" style:font-weight-asian="bold" style:font-size-complex="11pt"/>
    </style:style>
    <style:style style:name="T9" style:family="text">
      <style:text-properties fo:font-size="11pt" fo:font-weight="bold" officeooo:rsid="000c87e4" style:font-size-asian="11pt" style:font-weight-asian="bold" style:font-size-complex="11pt" style:font-weight-complex="bold"/>
    </style:style>
    <style:style style:name="T10" style:family="text">
      <style:text-properties fo:font-size="11pt" fo:font-weight="bold" officeooo:rsid="000e0aa0" style:font-size-asian="11pt" style:font-weight-asian="bold" style:font-size-complex="11pt" style:font-weight-complex="bold"/>
    </style:style>
    <style:style style:name="T11" style:family="text">
      <style:text-properties fo:font-size="11pt" fo:font-weight="normal" officeooo:rsid="000c87e4" style:font-size-asian="11pt" style:font-weight-asian="normal" style:font-size-complex="11pt" style:font-weight-complex="normal"/>
    </style:style>
    <style:style style:name="T12" style:family="text">
      <style:text-properties officeooo:rsid="000bd840"/>
    </style:style>
    <style:style style:name="T13" style:family="text">
      <style:text-properties fo:font-weight="bold" style:font-weight-asian="bold"/>
    </style:style>
    <style:style style:name="T14" style:family="text">
      <style:text-properties officeooo:rsid="000e0aa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text:span text:style-name="T5">1. Overview</text:span></text:span></text:h>
      <text:p text:style-name="P15">This document describes the <text:s/>created ROS2 components and outlines the simulation setup in RVIZ for testing different global and local planners. The goal is to evaluate and compare the performance of planners in navigation tasks.</text:p>
      <text:list xml:id="list3005710037" text:style-name="WW8Num1">
        <text:list-item>
          <text:p text:style-name="P9"><text:span text:style-name="Strong_20_Emphasis"><text:span text:style-name="T1">Create </text:span></text:span><text:span text:style-name="Strong_20_Emphasis"><text:span text:style-name="T2">robot footprint with 0 and 45 degree tail </text:span></text:span><text:span text:style-name="Strong_20_Emphasis"><text:span text:style-name="T1"><text:s/></text:span></text:span></text:p>
        </text:list-item>
        <text:list-item>
          <text:p text:style-name="P9"><text:span text:style-name="Strong_20_Emphasis"><text:span text:style-name="T1">Load and execute <text:s/></text:span></text:span><text:span text:style-name="Strong_20_Emphasis"><text:span text:style-name="T2">navigation goals</text:span></text:span><text:span text:style-name="T1"> <text:s/></text:span><text:span text:style-name="T2">in</text:span><text:span text:style-name="T1"> a ROS2 </text:span><text:span text:style-name="T2">humble environment</text:span><text:span text:style-name="T1">.</text:span></text:p>
        </text:list-item>
        <text:list-item>
          <text:p text:style-name="P10"><text:span text:style-name="Strong_20_Emphasis"><text:span text:style-name="T1">Visualize the </text:span></text:span><text:span text:style-name="Strong_20_Emphasis"><text:span text:style-name="T2">navigation and generated path</text:span></text:span><text:span text:style-name="T1"> in Rviz</text:span></text:p>
        </text:list-item>
      </text:list>
      <text:h text:style-name="P2" text:outline-level="2" text:is-list-header="true"><text:span text:style-name="Strong_20_Emphasis"><text:span text:style-name="T5"/></text:span></text:h>
      <text:h text:style-name="P3" text:outline-level="3"><text:span text:style-name="Strong_20_Emphasis"><text:span text:style-name="T1">2. ROS2 Components</text:span></text:span></text:h>
      <text:h text:style-name="Heading_20_4" text:outline-level="4"><text:span text:style-name="Strong_20_Emphasis"><text:span text:style-name="T1">2.1. Custom ROS2 Package</text:span></text:span></text:h>
      <text:p text:style-name="P16">A new ROS2 package was created to configure and test planners:</text:p>
      <text:list xml:id="list2470323484" text:style-name="L1">
        <text:list-item>
          <text:p text:style-name="P18"><text:span text:style-name="Strong_20_Emphasis"><text:span text:style-name="T1">Package Name</text:span></text:span><text:span text:style-name="T1">: </text:span><text:span text:style-name="T2">lp</text:span><text:span text:style-name="Source_20_Text"><text:span text:style-name="T1">_</text:span></text:span><text:span text:style-name="Source_20_Text"><text:span text:style-name="T2">nav</text:span></text:span></text:p>
        </text:list-item>
        <text:list-item>
          <text:p text:style-name="P17"><text:span text:style-name="Strong_20_Emphasis"><text:span text:style-name="T1">Purpose</text:span></text:span><text:span text:style-name="T1">: Configure, launch, and evaluate global and local planners for a robot in simulation.</text:span></text:p>
        </text:list-item>
      </text:list>
      <text:p text:style-name="Text_20_body"><text:span text:style-name="Strong_20_Emphasis"><text:span text:style-name="T1">Directory Structure</text:span></text:span><text:span text:style-name="T1">:</text:span></text:p>
      <text:p text:style-name="P11"><text:span text:style-name="Strong_20_Emphasis"><text:span text:style-name="T6">lp</text:span></text:span><text:span text:style-name="Strong_20_Emphasis"><text:span text:style-name="T5">_</text:span></text:span><text:span text:style-name="Strong_20_Emphasis"><text:span text:style-name="T6">n</text:span></text:span><text:span text:style-name="Strong_20_Emphasis"><text:span text:style-name="T7">av</text:span></text:span><text:span text:style-name="Strong_20_Emphasis"><text:span text:style-name="T5">/</text:span></text:span></text:p>
      <text:p text:style-name="P11"><text:span text:style-name="Strong_20_Emphasis"><text:span text:style-name="T5">├── launch/</text:span></text:span></text:p>
      <text:p text:style-name="P11"><text:span text:style-name="Strong_20_Emphasis"><text:span text:style-name="T5">│ <text:s text:c="2"/>├── </text:span></text:span><text:span text:style-name="Strong_20_Emphasis"><text:span text:style-name="T6">navigation</text:span></text:span><text:span text:style-name="Strong_20_Emphasis"><text:span text:style-name="T5">_launch</text:span></text:span><text:span text:style-name="Strong_20_Emphasis"><text:span text:style-name="T6">2</text:span></text:span><text:span text:style-name="Strong_20_Emphasis"><text:span text:style-name="T5">.py</text:span></text:span></text:p>
      <text:p text:style-name="P11"><text:span text:style-name="Strong_20_Emphasis"><text:span text:style-name="T5">├── </text:span></text:span><text:span text:style-name="Strong_20_Emphasis"><text:span text:style-name="T6">maps</text:span></text:span><text:span text:style-name="Strong_20_Emphasis"><text:span text:style-name="T5">/</text:span></text:span></text:p>
      <text:p text:style-name="P11"><text:span text:style-name="Strong_20_Emphasis"><text:span text:style-name="T5"><text:tab/>├── </text:span></text:span><text:span text:style-name="Strong_20_Emphasis"><text:span text:style-name="T7">map</text:span></text:span><text:span text:style-name="Strong_20_Emphasis"><text:span text:style-name="T5">.yaml</text:span></text:span></text:p>
      <text:p text:style-name="P11"><text:span text:style-name="Strong_20_Emphasis"><text:span text:style-name="T5"><text:tab/>├── simulation-map.pgm</text:span></text:span></text:p>
      <text:p text:style-name="P11"><text:span text:style-name="Strong_20_Emphasis"><text:span text:style-name="T5">├── </text:span></text:span><text:span text:style-name="Strong_20_Emphasis"><text:span text:style-name="T7">urdf</text:span></text:span><text:span text:style-name="Strong_20_Emphasis"><text:span text:style-name="T5">/</text:span></text:span></text:p>
      <text:p text:style-name="P12"><text:span text:style-name="Strong_20_Emphasis"><text:span text:style-name="T5"><text:tab/>├── </text:span></text:span><text:span text:style-name="Strong_20_Emphasis"><text:span text:style-name="T7">robot</text:span></text:span><text:span text:style-name="Strong_20_Emphasis"><text:span text:style-name="T5">.</text:span></text:span><text:span text:style-name="Strong_20_Emphasis"><text:span text:style-name="T7">urdf</text:span></text:span><text:span text:style-name="Strong_20_Emphasis"><text:span text:style-name="T5"> <text:s/></text:span></text:span></text:p>
      <text:p text:style-name="P11"><text:span text:style-name="Strong_20_Emphasis"><text:span text:style-name="T5">├── config/</text:span></text:span></text:p>
      <text:p text:style-name="P12"><text:span text:style-name="Strong_20_Emphasis"><text:span text:style-name="T5"><text:tab/>├── nav2_params-</text:span></text:span><text:span text:style-name="Strong_20_Emphasis"><text:span text:style-name="T7">0</text:span></text:span><text:span text:style-name="Strong_20_Emphasis"><text:span text:style-name="T5">.yaml <text:s/></text:span></text:span></text:p>
      <text:p text:style-name="P12"><text:span text:style-name="Strong_20_Emphasis"><text:span text:style-name="T5"><text:tab/>├── nav2_params-</text:span></text:span><text:span text:style-name="Strong_20_Emphasis"><text:span text:style-name="T7">45</text:span></text:span><text:span text:style-name="Strong_20_Emphasis"><text:span text:style-name="T5">.yaml</text:span></text:span></text:p>
      <text:p text:style-name="P11"><text:span text:style-name="Strong_20_Emphasis"><text:span text:style-name="T5">├── s</text:span></text:span><text:span text:style-name="Strong_20_Emphasis"><text:span text:style-name="T7">cripts</text:span></text:span><text:span text:style-name="Strong_20_Emphasis"><text:span text:style-name="T5">/</text:span></text:span></text:p>
      <text:p text:style-name="P11"><text:span text:style-name="Strong_20_Emphasis"><text:span text:style-name="T5">│ <text:s text:c="2"/><text:tab/>├── </text:span></text:span><text:span text:style-name="Strong_20_Emphasis"><text:span text:style-name="T7">fake_odometry_node.</text:span></text:span><text:span text:style-name="Strong_20_Emphasis"><text:span text:style-name="T5">py</text:span></text:span></text:p>
      <text:p text:style-name="P11"><text:span text:style-name="Strong_20_Emphasis"><text:span text:style-name="T5">├── CMakeLists.txt</text:span></text:span></text:p>
      <text:p text:style-name="P11"><text:span text:style-name="Strong_20_Emphasis"><text:span text:style-name="T5">├── package.xml</text:span></text:span></text:p>
      <text:p text:style-name="P11"><text:span text:style-name="Strong_20_Emphasis"><text:span text:style-name="T5"/></text:span></text:p>
      <text:h text:style-name="P5" text:outline-level="4"><text:span text:style-name="Strong_20_Emphasis"><text:span text:style-name="T1">2.2. Key ROS2 Nodes</text:span></text:span></text:h>
      <text:p text:style-name="P16">The package configures the following nodes for testing planners:</text:p>
      <text:list xml:id="list1891590720" text:style-name="L2">
        <text:list-item>
          <text:p text:style-name="P20"><text:span text:style-name="Strong_20_Emphasis"><text:span text:style-name="T1">Planner Server</text:span></text:span><text:span text:style-name="T1">: Configures global planners.</text:span></text:p>
        </text:list-item>
        <text:list-item>
          <text:p text:style-name="P20"><text:span text:style-name="Strong_20_Emphasis"><text:span text:style-name="T1">Controller Server</text:span></text:span><text:span text:style-name="T1">: Configures local planners.</text:span></text:p>
        </text:list-item>
        <text:list-item>
          <text:p text:style-name="P19"><text:soft-page-break/><text:span text:style-name="Strong_20_Emphasis"><text:span text:style-name="T1">Costmap Nodes</text:span></text:span><text:span text:style-name="T1">: Configures global and local costmaps.</text:span></text:p>
        </text:list-item>
      </text:list>
      <text:h text:style-name="P5" text:outline-level="4"><text:span text:style-name="Strong_20_Emphasis"><text:span text:style-name="T1">2.3. Key Configuration Files</text:span></text:span></text:h>
      <text:list xml:id="list2894182058" text:style-name="L3">
        <text:list-item>
          <text:p text:style-name="P22"><text:span text:style-name="Strong_20_Emphasis"><text:span text:style-name="Source_20_Text"><text:span text:style-name="T1">nav2_params-</text:span></text:span></text:span><text:span text:style-name="Strong_20_Emphasis"><text:span text:style-name="Source_20_Text"><text:span text:style-name="T3">0</text:span></text:span></text:span><text:span text:style-name="Strong_20_Emphasis"><text:span text:style-name="Source_20_Text"><text:span text:style-name="T1">.yaml </text:span></text:span></text:span><text:span text:style-name="Strong_20_Emphasis"><text:span text:style-name="Source_20_Text"><text:span text:style-name="T3">and </text:span></text:span></text:span><text:span text:style-name="Strong_20_Emphasis"><text:span text:style-name="T7">nav2_params-45.yaml</text:span></text:span><text:span text:style-name="T1">: <text:s/>Configures costmaps, global planners, and local planners. Below are sample configurations for different planners:</text:span></text:p>
          <text:p text:style-name="P21"><text:span text:style-name="Strong_20_Emphasis"><text:span text:style-name="T1">Global Planner: NavFn</text:span></text:span></text:p>
        </text:list-item>
      </text:list>
      <text:p text:style-name="P7"><text:bookmark text:name="codecell0"/><text:span text:style-name="Strong_20_Emphasis"><text:span text:style-name="T5">planner_server:</text:span></text:span></text:p>
      <text:p text:style-name="Preformatted_20_Text"><text:s text:c="2"/>ros__parameters:</text:p>
      <text:p text:style-name="Preformatted_20_Text"><text:s text:c="4"/>planner_plugins: ['GridBased']</text:p>
      <text:p text:style-name="Preformatted_20_Text"><text:s text:c="4"/>GridBased:</text:p>
      <text:p text:style-name="Preformatted_20_Text"><text:s text:c="6"/>plugin: 'nav2_navfn_planner/NavfnPlanner' <text:s/></text:p>
      <text:p text:style-name="Preformatted_20_Text"><text:s text:c="6"/>use_astar: True</text:p>
      <text:p text:style-name="Preformatted_20_Text"><text:s text:c="6"/>allow_unknown: True</text:p>
      <text:p text:style-name="P6"><text:s text:c="6"/>tolerance: <text:span text:style-name="T12">0</text:span>.<text:span text:style-name="T12">5</text:span></text:p>
      <text:p text:style-name="P8"><text:span text:style-name="Strong_20_Emphasis"><text:span text:style-name="T5"><text:tab/></text:span></text:span><text:span text:style-name="Strong_20_Emphasis"><text:span text:style-name="T7">Global Planner: ThetaStarPlanner</text:span></text:span><text:span text:style-name="Strong_20_Emphasis"><text:span text:style-name="T5"><text:tab/></text:span></text:span></text:p>
      <text:p text:style-name="P7"><text:span text:style-name="Strong_20_Emphasis"><text:span text:style-name="T5"/></text:span></text:p>
      <text:p text:style-name="P7"><text:bookmark text:name="codecell01"/><text:span text:style-name="Strong_20_Emphasis"><text:span text:style-name="T5">planner_server:</text:span></text:span></text:p>
      <text:p text:style-name="Preformatted_20_Text"><text:s text:c="2"/>ros__parameters:</text:p>
      <text:p text:style-name="Preformatted_20_Text"><text:s text:c="4"/>expected_planner_frequency: 20.0</text:p>
      <text:p text:style-name="Preformatted_20_Text"><text:s text:c="4"/>use_sim_time: True</text:p>
      <text:p text:style-name="Preformatted_20_Text"><text:s text:c="4"/>planner_plugins: ["GridBased"]</text:p>
      <text:p text:style-name="Preformatted_20_Text"><text:s text:c="4"/>GridBased:</text:p>
      <text:p text:style-name="Preformatted_20_Text"><text:s text:c="6"/>plugin: "nav2_theta_star_planner/ThetaStarPlanner"</text:p>
      <text:p text:style-name="Preformatted_20_Text"><text:s text:c="6"/>how_many_corners: 8</text:p>
      <text:p text:style-name="Preformatted_20_Text"><text:s text:c="6"/>w_euc_cost: 1.0</text:p>
      <text:p text:style-name="Preformatted_20_Text"><text:s text:c="6"/>w_traversal_cost: 2.0</text:p>
      <text:p text:style-name="P6"><text:s text:c="6"/>w_heuristic_cost: 1.0</text:p>
      <text:p text:style-name="P11"><text:span text:style-name="Strong_20_Emphasis"><text:span text:style-name="T5"><text:tab/></text:span></text:span><text:span text:style-name="Strong_20_Emphasis"><text:span text:style-name="T8">Global Planner: </text:span></text:span><text:bookmark text:name="codecell04"/><text:span text:style-name="Strong_20_Emphasis"><text:span text:style-name="T8">SmacPlanner2D</text:span></text:span></text:p>
      <text:p text:style-name="P7"><text:bookmark text:name="codecell02"/><text:span text:style-name="Strong_20_Emphasis"><text:span text:style-name="T8">planner_server:</text:span></text:span></text:p>
      <text:p text:style-name="Preformatted_20_Text"><text:s text:c="2"/>ros__parameters:</text:p>
      <text:p text:style-name="Preformatted_20_Text"><text:s text:c="4"/>planner_plugins: ["GridBased"]</text:p>
      <text:p text:style-name="Preformatted_20_Text"><text:s text:c="4"/>use_sim_time: True</text:p>
      <text:p text:style-name="Preformatted_20_Text"/>
      <text:p text:style-name="Preformatted_20_Text"><text:s text:c="4"/>GridBased:</text:p>
      <text:p text:style-name="Preformatted_20_Text"><text:s text:c="6"/>plugin: "nav2_smac_planner/SmacPlannerHybrid" </text:p>
      <text:p text:style-name="Preformatted_20_Text"><text:s text:c="6"/>downsample_costmap: false <text:s text:c="10"/></text:p>
      <text:p text:style-name="Preformatted_20_Text"><text:s text:c="6"/>downsampling_factor: 1 <text:s text:c="12"/></text:p>
      <text:p text:style-name="Preformatted_20_Text"><text:s text:c="6"/>tolerance: 0.25 <text:s text:c="19"/></text:p>
      <text:p text:style-name="Preformatted_20_Text"><text:s text:c="6"/>allow_unknown: true <text:s text:c="15"/></text:p>
      <text:p text:style-name="Preformatted_20_Text"><text:s text:c="6"/>max_on_approach_iterations: 1000 <text:s text:c="4"/></text:p>
      <text:p text:style-name="Preformatted_20_Text"><text:s text:c="6"/>max_planning_time: 5.0 <text:s text:c="12"/></text:p>
      <text:p text:style-name="Preformatted_20_Text"><text:s text:c="6"/>motion_model_for_search: "DUBIN" <text:s text:c="2"/></text:p>
      <text:p text:style-name="Preformatted_20_Text"><text:s text:c="6"/>angle_quantization_bins: 72 <text:s text:c="7"/></text:p>
      <text:p text:style-name="Preformatted_20_Text"><text:s text:c="6"/>analytic_expansion_ratio: 3.5 <text:s text:c="6"/>.</text:p>
      <text:p text:style-name="Preformatted_20_Text"><text:s text:c="6"/>analytic_expansion_max_length: 3.0 </text:p>
      <text:p text:style-name="Preformatted_20_Text"><text:s text:c="6"/>analytic_expansion_max_cost: 200.0 <text:s text:c="2"/></text:p>
      <text:p text:style-name="Preformatted_20_Text"><text:s text:c="6"/>analytic_expansion_max_cost_override: false <text:s/></text:p>
      <text:p text:style-name="Preformatted_20_Text"><text:s text:c="6"/>minimum_turning_radius: 0.40 <text:s text:c="6"/></text:p>
      <text:p text:style-name="Preformatted_20_Text"><text:s text:c="6"/>reverse_penalty: 2.0 <text:s text:c="14"/></text:p>
      <text:p text:style-name="Preformatted_20_Text"><text:s text:c="6"/>non_straight_penalty: 1.2 <text:s text:c="10"/></text:p>
      <text:p text:style-name="Preformatted_20_Text"><text:s text:c="6"/>cost_penalty: 2.0 <text:s text:c="17"/></text:p>
      <text:p text:style-name="Preformatted_20_Text"><text:s text:c="6"/>retrospective_penalty: 0.015</text:p>
      <text:p text:style-name="Preformatted_20_Text"><text:s text:c="6"/>lookup_table_size: 20.0 <text:s text:c="12"/></text:p>
      <text:p text:style-name="Preformatted_20_Text"><text:s text:c="6"/>cache_obstacle_heuristic: false <text:s text:c="4"/></text:p>
      <text:p text:style-name="Preformatted_20_Text"><text:s text:c="6"/>debug_visualizations: false <text:s text:c="7"/></text:p>
      <text:p text:style-name="Preformatted_20_Text"><text:s text:c="6"/>use_quadratic_cost_penalty: False</text:p>
      <text:p text:style-name="Preformatted_20_Text"><text:soft-page-break/><text:s text:c="6"/>downsample_obstacle_heuristic: True</text:p>
      <text:p text:style-name="Preformatted_20_Text"><text:s text:c="6"/>allow_primitive_interpolation: False</text:p>
      <text:p text:style-name="Preformatted_20_Text"><text:s text:c="6"/>smooth_path: True <text:s text:c="17"/></text:p>
      <text:p text:style-name="Preformatted_20_Text"><text:s text:c="6"/>smoother:</text:p>
      <text:p text:style-name="Preformatted_20_Text"><text:s text:c="8"/>max_iterations: 1000</text:p>
      <text:p text:style-name="Preformatted_20_Text"><text:s text:c="8"/>w_smooth: 0.3</text:p>
      <text:p text:style-name="Preformatted_20_Text"><text:s text:c="8"/>w_data: 0.2</text:p>
      <text:p text:style-name="Preformatted_20_Text"><text:s text:c="8"/>tolerance: 1.0e-10</text:p>
      <text:p text:style-name="Preformatted_20_Text"><text:s text:c="8"/>do_refinement: true</text:p>
      <text:p text:style-name="P6"><text:s text:c="8"/>refinement_num: 2</text:p>
      <text:p text:style-name="Preformatted_20_Text"/>
      <text:p text:style-name="P11"><text:span text:style-name="Strong_20_Emphasis"><text:span text:style-name="T8"><text:tab/>Local Planner: TEB</text:span></text:span></text:p>
      <text:p text:style-name="P13"><text:span text:style-name="Strong_20_Emphasis"><text:span text:style-name="T11">controller_server:</text:span></text:span></text:p>
      <text:p text:style-name="P13"><text:span text:style-name="Strong_20_Emphasis"><text:span text:style-name="T11"><text:s text:c="2"/>ros__parameters:</text:span></text:span></text:p>
      <text:p text:style-name="P13"><text:span text:style-name="Strong_20_Emphasis"><text:span text:style-name="T11"><text:s text:c="4"/>controller_plugins: ["TEBLocalPlanner"]</text:span></text:span></text:p>
      <text:p text:style-name="P13"><text:span text:style-name="Strong_20_Emphasis"><text:span text:style-name="T11"><text:s text:c="4"/>TEBLocalPlanner:</text:span></text:span></text:p>
      <text:p text:style-name="P13"><text:span text:style-name="Strong_20_Emphasis"><text:span text:style-name="T11"><text:s text:c="6"/>plugin: "teb_local_planner/TebLocalPlannerROS"</text:span></text:span></text:p>
      <text:p text:style-name="P13"><text:span text:style-name="Strong_20_Emphasis"><text:span text:style-name="T11"><text:s text:c="6"/>max_vel_x: 0.3</text:span></text:span></text:p>
      <text:p text:style-name="P13"><text:span text:style-name="Strong_20_Emphasis"><text:span text:style-name="T11"><text:s text:c="6"/>max_vel_theta: 1.0</text:span></text:span></text:p>
      <text:p text:style-name="P13"><text:span text:style-name="Strong_20_Emphasis"><text:span text:style-name="T11"><text:s text:c="6"/>min_obstacle_dist: 0.4 </text:span></text:span></text:p>
      <text:p text:style-name="P13"><text:span text:style-name="Strong_20_Emphasis"><text:span text:style-name="T11"><text:tab/></text:span></text:span></text:p>
      <text:p text:style-name="P13"><text:span text:style-name="Strong_20_Emphasis"><text:span text:style-name="T11"><text:tab/></text:span></text:span><text:span text:style-name="Strong_20_Emphasis"><text:span text:style-name="T9">Local Planner: DWBLocalPlanner</text:span></text:span></text:p>
      <text:p text:style-name="P13"><text:span text:style-name="Strong_20_Emphasis"><text:span text:style-name="T9">controller_server:</text:span></text:span></text:p>
      <text:p text:style-name="P13"><text:span text:style-name="Strong_20_Emphasis"><text:span text:style-name="T9"><text:s text:c="2"/>ros__parameters:</text:span></text:span></text:p>
      <text:p text:style-name="P13"><text:span text:style-name="Strong_20_Emphasis"><text:span text:style-name="T9"><text:s text:c="4"/>use_sim_time: True</text:span></text:span></text:p>
      <text:p text:style-name="P13"><text:span text:style-name="Strong_20_Emphasis"><text:span text:style-name="T9"><text:s text:c="4"/>controller_frequency: 10.0 <text:s/># Frequency of local planner execution in Hz</text:span></text:span></text:p>
      <text:p text:style-name="P13"><text:span text:style-name="Strong_20_Emphasis"><text:span text:style-name="T9"><text:s text:c="4"/>controller_plugins: ["FollowPath"]</text:span></text:span></text:p>
      <text:p text:style-name="P13"><text:span text:style-name="Strong_20_Emphasis"><text:span text:style-name="T9"><text:s text:c="4"/>FollowPath:</text:span></text:span></text:p>
      <text:p text:style-name="P13"><text:span text:style-name="Strong_20_Emphasis"><text:span text:style-name="T9"><text:s text:c="6"/>plugin: "dwb_core::DWBLocalPlanner"</text:span></text:span></text:p>
      <text:p text:style-name="P13"><text:span text:style-name="Strong_20_Emphasis"><text:span text:style-name="T9"/></text:span></text:p>
      <text:h text:style-name="P4" text:outline-level="3"><text:span text:style-name="Strong_20_Emphasis"><text:span text:style-name="T4">4. Tested Planners</text:span></text:span></text:h>
      <text:h text:style-name="Heading_20_4" text:outline-level="4"><text:span text:style-name="Strong_20_Emphasis">4.1. Global Planners</text:span></text:h>
      <text:list xml:id="list2322275459" text:style-name="L4">
        <text:list-item>
          <text:p text:style-name="P23"><text:span text:style-name="Strong_20_Emphasis">NavFn Planner</text:span>:</text:p>
          <text:list>
            <text:list-item>
              <text:p text:style-name="P24">Algorithm: Dijkstra-based.</text:p>
            </text:list-item>
            <text:list-item>
              <text:p text:style-name="P24">Performance: Smooth paths but slower computation.</text:p>
            </text:list-item>
          </text:list>
        </text:list-item>
        <text:list-item>
          <text:p text:style-name="P23"><text:span text:style-name="Strong_20_Emphasis">Smac Hybrid-A Planner</text:span>:</text:p>
          <text:list>
            <text:list-item>
              <text:p text:style-name="P24">Algorithm: A* search with hybrid-motion primitives.</text:p>
            </text:list-item>
            <text:list-item>
              <text:p text:style-name="P23">Performance: Handles dynamic constraints and produces drivable paths.</text:p>
            </text:list-item>
          </text:list>
        </text:list-item>
      </text:list>
      <text:h text:style-name="Heading_20_4" text:outline-level="4"><text:soft-page-break/><text:span text:style-name="Strong_20_Emphasis">4.2. Local Planners</text:span></text:h>
      <text:list xml:id="list2086475122" text:style-name="L5">
        <text:list-item>
          <text:p text:style-name="P25"><text:span text:style-name="Strong_20_Emphasis">DWB (Dynamic Window Approach)</text:span></text:p>
          <text:list>
            <text:list-item>
              <text:p text:style-name="P26">Algorithm: Evaluates velocities in a local window.</text:p>
            </text:list-item>
            <text:list-item>
              <text:p text:style-name="P26">Performance: Responsive but less smooth paths.</text:p>
            </text:list-item>
          </text:list>
        </text:list-item>
        <text:list-item>
          <text:p text:style-name="P25"><text:span text:style-name="Strong_20_Emphasis">TEB (Timed Elastic Band)</text:span></text:p>
          <text:list>
            <text:list-item>
              <text:p text:style-name="P26">Algorithm: Optimizes a trajectory by considering obstacles and kinematics.</text:p>
            </text:list-item>
            <text:list-item>
              <text:p text:style-name="P25">Performance: Smooth paths, suitable for dynamic environments.</text:p>
            </text:list-item>
          </text:list>
        </text:list-item>
      </text:list>
      <text:h text:style-name="P4" text:outline-level="3"><text:span text:style-name="Strong_20_Emphasis"><text:span text:style-name="T4">5. Testing and Results</text:span></text:span></text:h>
      <text:h text:style-name="Heading_20_4" text:outline-level="4"><text:span text:style-name="Strong_20_Emphasis">5.1. Simulation Scenarios</text:span></text:h>
      <text:list xml:id="list682007598" text:style-name="L6">
        <text:list-item>
          <text:p text:style-name="P28"><text:span text:style-name="Strong_20_Emphasis">Scenario 1</text:span>: Navigate through a narrow corridor.</text:p>
        </text:list-item>
        <text:list-item>
          <text:p text:style-name="P27"><text:span text:style-name="Strong_20_Emphasis">Scenario </text:span><text:span text:style-name="Strong_20_Emphasis"><text:span text:style-name="T14">2</text:span></text:span>: Plan around multiple static obstacles.</text:p>
        </text:list-item>
      </text:list>
      <text:h text:style-name="Heading_20_4" text:outline-level="4"><text:span text:style-name="Strong_20_Emphasis">5.2. Observations</text:span></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Planner</text:p>
            </table:table-cell>
            <table:table-cell table:style-name="Table1.A1" office:value-type="string">
              <text:p text:style-name="Table_20_Heading">Global Path Quality</text:p>
            </table:table-cell>
            <table:table-cell table:style-name="Table1.A1" office:value-type="string">
              <text:p text:style-name="Table_20_Heading">Local Path Smoothness</text:p>
            </table:table-cell>
            <table:table-cell table:style-name="Table1.A1" office:value-type="string">
              <text:p text:style-name="Table_20_Heading">Dynamic Obstacle Avoidance</text:p>
            </table:table-cell>
            <table:table-cell table:style-name="Table1.A1" office:value-type="string">
              <text:p text:style-name="Table_20_Heading">Computational Efficiency</text:p>
            </table:table-cell>
          </table:table-row>
        </table:table-header-rows>
        <table:table-row>
          <table:table-cell table:style-name="Table1.A1" office:value-type="string">
            <text:p text:style-name="Table_20_Contents">NavFn</text:p>
          </table:table-cell>
          <table:table-cell table:style-name="Table1.A1" office:value-type="string">
            <text:p text:style-name="Table_20_Contents">High</text:p>
          </table:table-cell>
          <table:table-cell table:style-name="Table1.A1" office:value-type="string">
            <text:p text:style-name="Table_20_Contents">Low</text:p>
          </table:table-cell>
          <table:table-cell table:style-name="Table1.A1" office:value-type="string">
            <text:p text:style-name="Table_20_Contents">Poor</text:p>
          </table:table-cell>
          <table:table-cell table:style-name="Table1.A1" office:value-type="string">
            <text:p text:style-name="Table_20_Contents">High</text:p>
          </table:table-cell>
        </table:table-row>
        <table:table-row>
          <table:table-cell table:style-name="Table1.A1" office:value-type="string">
            <text:p text:style-name="Table_20_Contents">Smac Hybrid-A</text:p>
          </table:table-cell>
          <table:table-cell table:style-name="Table1.A1" office:value-type="string">
            <text:p text:style-name="Table_20_Contents">High</text:p>
          </table:table-cell>
          <table:table-cell table:style-name="Table1.A1" office:value-type="string">
            <text:p text:style-name="Table_20_Contents">Moderate</text:p>
          </table:table-cell>
          <table:table-cell table:style-name="Table1.A1" office:value-type="string">
            <text:p text:style-name="Table_20_Contents">Moderate</text:p>
          </table:table-cell>
          <table:table-cell table:style-name="Table1.A1" office:value-type="string">
            <text:p text:style-name="Table_20_Contents">Moderate</text:p>
          </table:table-cell>
        </table:table-row>
        <table:table-row>
          <table:table-cell table:style-name="Table1.A1" office:value-type="string">
            <text:p text:style-name="Table_20_Contents">DWB</text:p>
          </table:table-cell>
          <table:table-cell table:style-name="Table1.A1" office:value-type="string">
            <text:p text:style-name="Table_20_Contents">Moderate</text:p>
          </table:table-cell>
          <table:table-cell table:style-name="Table1.A1" office:value-type="string">
            <text:p text:style-name="Table_20_Contents">Low</text:p>
          </table:table-cell>
          <table:table-cell table:style-name="Table1.A1" office:value-type="string">
            <text:p text:style-name="Table_20_Contents">Moderate</text:p>
          </table:table-cell>
          <table:table-cell table:style-name="Table1.A1" office:value-type="string">
            <text:p text:style-name="Table_20_Contents">High</text:p>
          </table:table-cell>
        </table:table-row>
        <table:table-row>
          <table:table-cell table:style-name="Table1.A1" office:value-type="string">
            <text:p text:style-name="Table_20_Contents">TEB</text:p>
          </table:table-cell>
          <table:table-cell table:style-name="Table1.A1" office:value-type="string">
            <text:p text:style-name="Table_20_Contents">High</text:p>
          </table:table-cell>
          <table:table-cell table:style-name="Table1.A1" office:value-type="string">
            <text:p text:style-name="Table_20_Contents">High</text:p>
          </table:table-cell>
          <table:table-cell table:style-name="Table1.A1" office:value-type="string">
            <text:p text:style-name="Table_20_Contents">Excellent</text:p>
          </table:table-cell>
          <table:table-cell table:style-name="Table1.A1" office:value-type="string">
            <text:p text:style-name="Table_20_Contents">Moderate</text:p>
          </table:table-cell>
        </table:table-row>
      </table:table>
      <text:p text:style-name="P13"><text:span text:style-name="Strong_20_Emphasis"><text:span text:style-name="T9"/></text:span></text:p>
      <text:p text:style-name="P14"><text:span text:style-name="Strong_20_Emphasis"><text:span text:style-name="T10">Executing and run commands</text:span></text:span></text:p>
      <text:p text:style-name="P14"><text:span text:style-name="Strong_20_Emphasis"><text:span text:style-name="T10">1.In first terminal</text:span></text:span></text:p>
      <text:p text:style-name="P14"><text:span text:style-name="Strong_20_Emphasis"><text:span text:style-name="T10">source install/setup.bash</text:span></text:span></text:p>
      <text:p text:style-name="P14"><text:span text:style-name="Strong_20_Emphasis"><text:span text:style-name="T10">ros2 launch lp_nav navigation_launch2.py</text:span></text:span></text:p>
      <text:p text:style-name="P14"><text:span text:style-name="Strong_20_Emphasis"><text:span text:style-name="T10">2. Second terminal</text:span></text:span></text:p>
      <text:p text:style-name="P14"><text:span text:style-name="Strong_20_Emphasis"><text:span text:style-name="T10">source install/setup.bash</text:span></text:span></text:p>
      <text:p text:style-name="P14"><text:span text:style-name="Strong_20_Emphasis"><text:span text:style-name="T10">ros2 launch nav2_bringup navigation_launch.py <text:s/>params_</text:span></text:span><text:a xlink:type="simple" xlink:href="../../../../../../../=/path/to//nav2_params-45.yaml" text:style-name="Internet_20_link" text:visited-style-name="Visited_20_Internet_20_Link"><text:span text:style-name="Strong_20_Emphasis"><text:span text:style-name="T10">file:=/path/to//nav2_params-45.yaml</text:span></text:span></text:a><text:span text:style-name="Strong_20_Emphasis"><text:span text:style-name="T10"> or ros2 launch nav2_bringup navigation_launch.py <text:s/>params_</text:span></text:span><text:a xlink:type="simple" xlink:href="../../../../../../../=/path/to//nav2_params-45.yaml" text:style-name="Internet_20_link" text:visited-style-name="Visited_20_Internet_20_Link"><text:span text:style-name="Strong_20_Emphasis"><text:span text:style-name="T10">file:=/path/to//nav2_params-0.yaml</text:span></text:span></text:a><text:span text:style-name="Strong_20_Emphasis"><text:span text:style-name="T10"> </text:span></text:span></text:p>
      <text:p text:style-name="P14"><text:span text:style-name="Strong_20_Emphasis"><text:span text:style-name="T10">3. Third terminal</text:span></text:span></text:p>
      <text:p text:style-name="P14"><text:span text:style-name="Strong_20_Emphasis"><text:span text:style-name="T10">ros2 run tf2_ros static_transform_publisher 0.0 0 0. 0 0 0 map base_link </text:span></text:span></text:p>
      <text:p text:style-name="P14"><text:span text:style-name="Strong_20_Emphasis"><text:span text:style-name="T10">4. Last Terminal</text:span></text:span></text:p>
      <text:p text:style-name="P14"><text:span text:style-name="Strong_20_Emphasis"><text:span text:style-name="T10">rviz2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Times New Roman'" style:font-family-generic="roman" style:font-pitch="variable" fo:font-size="18pt" fo:font-weight="bold" style:font-name-asian="Noto Serif CJK SC" style:font-family-asian="'Noto Serif CJK SC'" style:font-pitch-asian="variable" style:font-size-asian="18pt" style:font-weight-asian="bold" style:font-name-complex="Lohit Devanagari1" style:font-family-complex="'Lohit Devanagari'"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18:14:24.814478139</meta:creation-date>
    <dc:date>2024-12-01T18:53:29.144563031</dc:date>
    <meta:editing-duration>PT7M51S</meta:editing-duration>
    <meta:editing-cycles>1</meta:editing-cycles>
    <meta:document-statistic meta:table-count="1" meta:image-count="0" meta:object-count="0" meta:page-count="4" meta:paragraph-count="166" meta:word-count="534" meta:character-count="5121" meta:non-whitespace-character-count="4186"/>
    <meta:generator>LibreOffice/7.3.7.2$Linux_X86_64 LibreOffice_project/30$Build-2</meta:generator>
  </office:meta>
</office:document-meta>
</file>